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d7bc" officeooo:paragraph-rsid="001bd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troduction</text:p>
      <text:p text:style-name="P1">1.1 – Javascript</text:p>
      <text:p text:style-name="P1">1.2 – Client server communications</text:p>
      <text:p text:style-name="P1">1.3 – WebSocket</text:p>
      <text:p text:style-name="P1">1.4 – Scope of the thesis</text:p>
      <text:p text:style-name="P1">1.5 – Thesis structure</text:p>
      <text:p text:style-name="P1"/>
      <text:p text:style-name="P1">2 – Literrature review</text:p>
      <text:p text:style-name="P1">2.1 – Implementation</text:p>
      <text:p text:style-name="P1">2.1.1 – Homogeneous</text:p>
      <text:p text:style-name="P1">2.1.2 – Heterogeneous</text:p>
      <text:p text:style-name="P1">2.2 – Scalability</text:p>
      <text:p text:style-name="P1">2.2.1 – Scaling up</text:p>
      <text:p text:style-name="P1">2.2.2 – Scaling out</text:p>
      <text:p text:style-name="P1"/>
      <text:p text:style-name="P1">Load balancing ? </text:p>
      <text:p text:style-name="P1"/>
      <text:p text:style-name="P1">4 – Design and implementation</text:p>
      <text:p text:style-name="P1">5 – Experiments</text:p>
      <text:p text:style-name="P1">6 – Results</text:p>
      <text:p text:style-name="P1">7 – Discussion</text:p>
      <text:p text:style-name="P1">8 – 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7-17T17:29:44.930139049</meta:creation-date>
    <dc:date>2014-07-17T17:46:13.111463696</dc:date>
    <dc:creator>gabriel </dc:creator>
    <meta:editing-duration>PT7S</meta:editing-duration>
    <meta:editing-cycles>1</meta:editing-cycles>
    <meta:document-statistic meta:table-count="0" meta:image-count="0" meta:object-count="0" meta:page-count="1" meta:paragraph-count="19" meta:word-count="50" meta:character-count="364" meta:non-whitespace-character-count="314"/>
    <meta:generator>LibreOffice/4.2.4.2$Linux_X86_64 LibreOffice_project/420m0$Build-2</meta:generator>
  </office:meta>
</office:document-meta>
</file>